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Graphik" svg:font-family="Graphik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7.117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8.07cm"/>
    </style:style>
    <style:style style:name="co7" style:family="table-column">
      <style:table-column-properties fo:break-before="auto" style:column-width="4.842cm"/>
    </style:style>
    <style:style style:name="co8" style:family="table-column">
      <style:table-column-properties fo:break-before="auto" style:column-width="7.276cm"/>
    </style:style>
    <style:style style:name="co9" style:family="table-column">
      <style:table-column-properties fo:break-before="auto" style:column-width="5.636cm"/>
    </style:style>
    <style:style style:name="co10" style:family="table-column">
      <style:table-column-properties fo:break-before="auto" style:column-width="8.304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8.849cm"/>
    </style:style>
    <style:style style:name="co13" style:family="table-column">
      <style:table-column-properties fo:break-before="auto" style:column-width="1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6" style:family="table-cell" style:parent-style-name="Währung" style:data-style-name="N117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Währung" style:data-style-name="N117"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Link" style:data-style-name="N0">
      <style:text-properties fo:color="#0563c1" style:text-underline-style="solid" style:text-underline-width="auto" style:text-underline-color="font-color"/>
    </style:style>
    <style:style style:name="ce8" style:family="table-cell" style:parent-style-name="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7" style:family="table-cell" style:parent-style-name="Default" style:data-style-name="N0">
      <style:text-properties fo:color="#5e5e5e" style:font-name="Graphik" fo:font-weight="normal" style:font-name-asian="Graphik" style:font-weight-asian="normal" style:font-name-complex="Graphik" style:font-weight-complex="normal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16370" table:default-cell-style-name="ce11"/>
        <table:table-row table:style-name="ro1">
          <table:table-cell table:style-name="ce5" office:value-type="string" calcext:value-type="string">
            <text:p>Produkt</text:p>
          </table:table-cell>
          <table:table-cell table:style-name="ce5" office:value-type="string" calcext:value-type="string">
            <text:p>Name</text:p>
          </table:table-cell>
          <table:table-cell table:style-name="ce6" office:value-type="string" office:string-value="Preis" calcext:value-type="string">
            <text:p><text:s/>Preis 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Maße [mm]</text:p>
          </table:table-cell>
          <table:table-cell table:style-name="ce5" office:value-type="string" calcext:value-type="string">
            <text:p>LIDAR</text:p>
          </table:table-cell>
          <table:table-cell table:style-name="ce5" office:value-type="string" calcext:value-type="string">
            <text:p>Kamera</text:p>
          </table:table-cell>
          <table:table-cell table:style-name="ce5" office:value-type="string" calcext:value-type="string">
            <text:p>Sonstige Sensoren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ontra</text:p>
          </table:table-cell>
          <table:table-cell table:style-name="ce5" office:value-type="string" calcext:value-type="string">
            <text:p>Technische Spezifikationen</text:p>
          </table:table-cell>
          <table:table-cell table:style-name="ce5" office:value-type="string" calcext:value-type="string">
            <text:p>Finale Entscheidung</text:p>
          </table:table-cell>
          <table:table-cell table:style-name="ce5" office:value-type="string" calcext:value-type="string">
            <text:p>Begründung</text:p>
          </table:table-cell>
          <table:table-cell table:style-name="ce5" table:number-columns-repeated="16370"/>
        </table:table-row>
        <table:table-row table:style-name="ro1">
          <table:table-cell office:value-type="string" calcext:value-type="string">
            <text:p>Roboter A</text:p>
          </table:table-cell>
          <table:table-cell office:value-type="string" calcext:value-type="string">
            <text:p>TURTLEBOT 4 Lite</text:p>
          </table:table-cell>
          <table:table-cell office:value-type="currency" office:currency="EUR" office:value="1549" calcext:value-type="currency">
            <text:p>1.549,00 € </text:p>
          </table:table-cell>
          <table:table-cell table:style-name="ce4" office:value-type="string" calcext:value-type="string">
            <text:p><text:a xlink:href="https://www.generationrobots.com/" xlink:type="simple">https://www.generationrobots.com/</text:a></text:p>
          </table:table-cell>
          <table:table-cell office:value-type="string" calcext:value-type="string">
            <text:p>341 x 339 x 192 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OAK-D-LITE</text:p>
          </table:table-cell>
          <table:table-cell office:value-type="string" calcext:value-type="string">
            <text:p>IMU, Sturzsensoren, Bumper</text:p>
          </table:table-cell>
          <table:table-cell/>
          <table:table-cell office:value-type="string" calcext:value-type="string">
            <text:p>+geringer Aufwand</text:p>
          </table:table-cell>
          <table:table-cell table:style-name="ce2" office:value-type="string" calcext:value-type="string">
            <text:p>-geringe Apassbarkeit, hoher Prei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URTLEBOT 4 Standard</text:p>
          </table:table-cell>
          <table:table-cell office:value-type="currency" office:currency="EUR" office:value="2399" calcext:value-type="currency">
            <text:p>2.399,00 € </text:p>
          </table:table-cell>
          <table:table-cell table:style-name="ce4" office:value-type="string" calcext:value-type="string">
            <text:p><text:a xlink:href="https://www.generationrobots.com/" xlink:type="simple">https://www.generationrobots.com/</text:a></text:p>
          </table:table-cell>
          <table:table-cell office:value-type="string" calcext:value-type="string">
            <text:p>342 x 339 x 351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OAK-D-PRO</text:p>
          </table:table-cell>
          <table:table-cell office:value-type="string" calcext:value-type="string">
            <text:p>IMU, Sturzsensoren, Bumper</text:p>
          </table:table-cell>
          <table:table-cell table:number-columns-repeated="2"/>
          <table:table-cell table:style-name="ce2"/>
          <table:table-cell table:number-columns-repeated="16373"/>
        </table:table-row>
        <table:table-row table:style-name="ro2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,00 € </text:p>
          </table:table-cell>
          <table:table-cell office:value-type="string" calcext:value-type="string">
            <text:p>MyBotShop , Reichelt</text:p>
          </table:table-cell>
          <table:table-cell office:value-type="string" calcext:value-type="string">
            <text:p>138 × 178 × 192</text:p>
          </table:table-cell>
          <table:table-cell office:value-type="string" calcext:value-type="string">
            <text:p>360° LiDAR</text:p>
          </table:table-cell>
          <table:table-cell/>
          <table:table-cell table:style-name="ce2" office:value-type="string" calcext:value-type="string">
            <text:p>3-Axis gyroscope</text:p>
            <text:p>3-Axis accelerometer</text:p>
            <text:p>3-Axis magnetometer</text:p>
          </table:table-cell>
          <table:table-cell office:value-type="string" calcext:value-type="string">
            <text:p>erweiterbares Bauset</text:p>
          </table:table-cell>
          <table:table-cell table:style-name="ce18" office:value-type="string" calcext:value-type="string">
            <text:p>+teils anpassbar, +geringer Aufwand, +anerkannte Plattform, +essentielle Komponenten inklusiv, </text:p>
          </table:table-cell>
          <table:table-cell table:style-name="ce2" office:value-type="string" calcext:value-type="string">
            <text:p>-höherer Preis</text:p>
          </table:table-cell>
          <table:table-cell table:style-name="ce18" office:value-type="string" calcext:value-type="string">
            <text:p>Raspery Pi 3, <text:a xlink:href="https://www.reichelt.de/robotis-turtlebot3-burger-tb3-burger-p264201.html" xlink:type="simple">Shop Seite mit tech. Spezifikationen</text:a>, <text:a xlink:href="http://emanual.robotis.com/docs/en/platform/turtlebot3/overview/" xlink:type="simple">E-Manual</text:a>  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siehe Pro/Contra, siehe : /Marktrecherche_und_Erste_Planung\Markrecherche Roboter.od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.875,00 € 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281 × 306 × 141</text:p>
          </table:table-cell>
          <table:table-cell office:value-type="string" calcext:value-type="string">
            <text:p>360° LiDAR</text:p>
          </table:table-cell>
          <table:table-cell/>
          <table:table-cell table:style-name="ce2" office:value-type="string" calcext:value-type="string">
            <text:p>3-Axis gyroscope</text:p>
            <text:p>3-Axis accelerometer</text:p>
            <text:p>3-Axis magnetometer</text:p>
          </table:table-cell>
          <table:table-cell/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oboworks Codebot</text:p>
          </table:table-cell>
          <table:table-cell office:value-type="currency" office:currency="EUR" office:value="1470" calcext:value-type="currency">
            <text:p>1.470,00 € </text:p>
          </table:table-cell>
          <table:table-cell table:style-name="ce8" office:value-type="string" calcext:value-type="string">
            <text:p><text:a xlink:href="https://www.roboworks.net/store/p/codebot-nano" xlink:type="simple">https://www.roboworks.net/store/p/codebot-nano https://eu.robotshop.com/de/search?type=product&amp;options%5Bprefix%5D=last&amp;options%5Bunavailable_products%5D=last&amp;q=codebot</text:a></text:p>
          </table:table-cell>
          <table:table-cell office:value-type="string" calcext:value-type="string">
            <text:p>240 x 191 x 146</text:p>
          </table:table-cell>
          <table:table-cell office:value-type="string" calcext:value-type="string">
            <text:p>RPLIDAR-A1 (0,15-12m range)</text:p>
          </table:table-cell>
          <table:table-cell office:value-type="string" calcext:value-type="string">
            <text:p>Astra RGBD Depth Camera</text:p>
          </table:table-cell>
          <table:table-cell office:value-type="string" calcext:value-type="string">
            <text:p>3 Axis in Gyroscope, Accelerometer, Magnetometer (ICM20948)</text:p>
          </table:table-cell>
          <table:table-cell office:value-type="string" calcext:value-type="string">
            <text:p>Jetson Nano</text:p>
          </table:table-cell>
          <table:table-cell table:number-columns-repeated="2"/>
          <table:table-cell table:style-name="ce4" office:value-type="string" calcext:value-type="string">
            <text:p><text:a xlink:href="https://cdn.robotshop.com/rbm/a5e9ab51-86bc-497b-adac-003de3088fb7/8/85bac281-d670-4de6-b721-d19944746f32/05344714_codebot_and_ackerman_user_manual.pdf" xlink:type="simple">https://cdn.robotshop.com/rbm/a5e9ab51-86bc-497b-adac-003de3088fb7/8/85bac281-d670-4de6-b721-d19944746f32/05344714_codebot_and_ackerman_user_manual.pdf</text:a>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Roboworks Omnibot </text:p>
          </table:table-cell>
          <table:table-cell/>
          <table:table-cell table:style-name="ce4" office:value-type="string" calcext:value-type="string">
            <text:p><text:a xlink:href="https://www.roboworks.net/store/p/omnibot" xlink:type="simple">https://www.roboworks.net/store/p/omnibot</text:a></text:p>
          </table:table-cell>
          <table:table-cell office:value-type="string" calcext:value-type="string">
            <text:p>240 x 240 x 183</text:p>
          </table:table-cell>
          <table:table-cell office:value-type="string" calcext:value-type="string">
            <text:p>LD14, Slamtec M10</text:p>
          </table:table-cell>
          <table:table-cell table:style-name="ce7" office:value-type="string" calcext:value-type="string">
            <text:p>Astra RGBD Depth Camera</text:p>
          </table:table-cell>
          <table:table-cell office:value-type="string" calcext:value-type="string">
            <text:p>4 Axis in Gyroscope, Accelerometer, Magnetometer (ICM20948)</text:p>
          </table:table-cell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,00 € 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table:number-columns-repeated="5"/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,00 € 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office:value-type="string" calcext:value-type="string">
            <text:p>Kette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boter D</text:p>
          </table:table-cell>
          <table:table-cell office:value-type="string" calcext:value-type="string">
            <text:p>„Lidar programming car“</text:p>
          </table:table-cell>
          <table:table-cell office:value-type="currency" office:currency="EUR" office:value="919" calcext:value-type="currency">
            <text:p>919,00 € </text:p>
          </table:table-cell>
          <table:table-cell table:number-columns-repeated="6"/>
          <table:table-cell office:value-type="string" calcext:value-type="string">
            <text:p>+JetsonNano, ~Kamer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boter E</text:p>
          </table:table-cell>
          <table:table-cell office:value-type="string" calcext:value-type="string">
            <text:p>JetRacer</text:p>
          </table:table-cell>
          <table:table-cell office:value-type="string" office:string-value="580€ - 616€" calcext:value-type="string">
            <text:p><text:s/>580€ - 616€ 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table:number-columns-repeated="5"/>
          <table:table-cell office:value-type="string" calcext:value-type="string">
            <text:p>+JetsonNano, billiger als Burger</text:p>
          </table:table-cell>
          <table:table-cell office:value-type="string" calcext:value-type="string">
            <text:p>-höherer Pre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boter F</text:p>
          </table:table-cell>
          <table:table-cell table:number-columns-repeated="2"/>
          <table:table-cell office:value-type="string" calcext:value-type="string">
            <text:p><text:a xlink:href="https://eu.robotshop.com/de/products/sdp-mini-rplidar-experimental-2wd-robot-platform?srsltid=Ad5pg_Hj-zLye3PgPhGhwqHdiLmgdwdNRwJ6yLE_3MOL6AdAI8CMtmlDI8g" xlink:type="simple">RobotShop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boter G</text:p>
          </table:table-cell>
          <table:table-cell table:number-columns-repeated="2"/>
          <table:table-cell office:value-type="string" calcext:value-type="string">
            <text:p><text:a xlink:href="https://campaign.aliexpress.com/wow/gcp/tesla-pc-new/index?UTABTest=aliabtest377151_530968&amp;src=google&amp;aff_fcid=3d86b6430e8343e6b2b6730b83b6a42a-1678574887618-04135-UneMJZVf&amp;aff_fsk=UneMJZVf&amp;aff_platform=aaf&amp;sk=UneMJZVf&amp;aff_trace_key=3d86b6430e8343e6b2b6730b83b6a42a-1678574887618-04135-UneMJZVf&amp;terminal_id=5db5d15036de4afd8c504ba745e9cb8d&amp;wh_weex=true&amp;wx_navbar_hidden=true&amp;wx_navbar_transparent=true&amp;ignoreNavigationBar=true&amp;wx_statusbar_hidden=true&amp;bt_src=ppc_direct_lp&amp;scenario=pcBridgePPC&amp;productId=4001248479888&amp;OLP=1085100208_f_group2&amp;o_s_id=1085100208" xlink:type="simple">AliExpress</text:a></text:p>
          </table:table-cell>
          <table:table-cell table:number-columns-repeated="16380"/>
        </table:table-row>
        <table:table-row table:style-name="ro1">
          <table:table-cell table:number-columns-repeated="10"/>
          <table:table-cell office:value-type="string" calcext:value-type="string">
            <text:p>~Slamware</text:p>
          </table:table-cell>
          <table:table-cell table:number-columns-repeated="16373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belle2" table:style-name="ta1">
        <table:table-column table:style-name="co1" table:default-cell-style-name="ce11"/>
        <table:table-column table:style-name="co13" table:number-columns-repeated="16383" table:default-cell-style-name="ce11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belle3" table:style-name="ta1">
        <table:table-column table:style-name="co1" table:default-cell-style-name="ce11"/>
        <table:table-column table:style-name="co13" table:number-columns-repeated="16383" table:default-cell-style-name="ce11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Graphik" svg:font-family="Graphik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7P2" style:volatile="true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currency-style style:name="N114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6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currency-style style:name="N1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ährung" style:family="table-cell" style:parent-style-name="Default" style:data-style-name="N117"/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3-08T20:11:02Z</meta:creation-date>
    <dc:date>2023-03-17T20:55:29.137000000</dc:date>
    <meta:editing-cycles>8</meta:editing-cycles>
    <meta:editing-duration>PT6H54M52S</meta:editing-duration>
    <meta:document-statistic meta:table-count="3" meta:cell-count="94" meta:object-count="0"/>
  </office:meta>
</office:document-meta>
</file>